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1.2cm" fo:margin-right="0cm" fo:text-indent="-0.9cm"/>
      <style:text-properties fo:color="#ffffff"/>
    </style:style>
    <style:style style:name="P10" style:family="paragraph">
      <style:paragraph-properties fo:margin-left="0cm" fo:margin-right="0cm" fo:text-indent="0cm"/>
      <style:text-properties fo:font-size="36pt"/>
    </style:style>
    <style:style style:name="P11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font-size="24pt"/>
    </style:style>
    <style:style style:name="T4" style:family="text">
      <style:text-properties fo:color="#ffff00"/>
    </style:style>
    <style:style style:name="T5" style:family="text">
      <style:text-properties fo:color="#ccccff"/>
    </style:style>
    <style:style style:name="T6" style:family="text">
      <style:text-properties fo:color="#ff0000" fo:font-size="20pt" fo:font-weight="bold"/>
    </style:style>
    <style:style style:name="T7" style:family="text">
      <style:text-properties fo:color="#ffffff"/>
    </style:style>
    <style:style style:name="T8" style:family="text">
      <style:text-properties fo:font-size="24pt" fo:font-style="italic"/>
    </style:style>
    <style:style style:name="T9" style:family="text">
      <style:text-properties fo:color="#ff0000" fo:font-size="20pt" fo:font-style="normal" fo:font-weight="bold"/>
    </style:style>
    <style:style style:name="T10" style:family="text">
      <style:text-properties fo:color="#23ff23"/>
    </style:style>
    <style:style style:name="T11" style:family="text">
      <style:text-properties fo:color="#ff8080"/>
    </style:style>
    <style:style style:name="T12" style:family="text">
      <style:text-properties fo:color="#ccccff" fo:font-size="22pt" fo:font-weight="bold"/>
    </style:style>
    <style:style style:name="T13" style:family="text">
      <style:text-properties fo:font-size="28pt"/>
    </style:style>
    <style:style style:name="T14" style:family="text">
      <style:text-properties fo:color="#ffff00" fo:font-size="28pt"/>
    </style:style>
    <style:style style:name="T15" style:family="text">
      <style:text-properties fo:color="#23ff23" fo:font-size="24pt"/>
    </style:style>
    <style:style style:name="T16" style:family="text">
      <style:text-properties fo:color="#ffffff" fo:font-size="28pt"/>
    </style:style>
    <style:style style:name="T17" style:family="text">
      <style:text-properties fo:font-size="36pt"/>
    </style:style>
    <style:style style:name="T18" style:family="text">
      <style:text-properties fo:color="#ffff00" fo:font-size="20pt" fo:font-weight="bold"/>
    </style:style>
    <style:style style:name="T19" style:family="text">
      <style:text-properties fo:font-size="20pt" fo:font-weight="bold"/>
    </style:style>
    <style:style style:name="T20" style:family="text">
      <style:text-properties fo:color="#ccccff" fo:font-size="20pt" fo:font-weight="bold"/>
    </style:style>
    <style:style style:name="T21" style:family="text">
      <style:text-properties fo:color="#23ff23" fo:font-size="20pt" fo:font-weight="bold"/>
    </style:style>
    <style:style style:name="T22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4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ch1-8</presentation:footer-decl>
      <presentation:footer-decl presentation:name="ftr2">CMPTxxxx</presentation:footer-decl>
      <presentation:date-time-decl presentation:name="dtd1" presentation:source="fixed">23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-8 Review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3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</text:span><text:span text:style-name="T2"> ch7-8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 ch7-8 <text:span text:style-name="T3">(10 minutes)</text:span></text:p>
          </draw:text-box>
        </draw:frame>
        <draw:frame presentation:style-name="pr5" draw:text-style-name="P5" draw:id="id1" draw:layer="layout" svg:width="26.152cm" svg:height="14.267cm" svg:x="1.4cm" svg:y="4.507cm" presentation:class="outline" presentation:user-transformed="true">
          <draw:text-box>
            <text:list text:style-name="L4">
              <text:list-item>
                <text:p text:style-name="P5">In <text:span text:style-name="T4">C</text:span>, why should you always allocate <text:span text:style-name="T4">strings</text:span><text:span text:style-name="T4"><text:line-break/></text:span>(<text:span text:style-name="T5">arrays of char</text:span>) to be at least <text:span text:style-name="T4">one</text:span> char <text:span text:style-name="T4">longer</text:span><text:span text:style-name="T4"><text:line-break/></text:span>than the longest string you'll need to store?<text:tab/><text:tab/><text:span text:style-name="T6">[2]</text:span></text:p>
              </text:list-item>
            </text:list>
            <text:list text:style-name="L4">
              <text:list-item>
                <text:list>
                  <text:list-item>
                    <text:p text:style-name="P6">What could <text:span text:style-name="T4">happen</text:span> if you don't?<text:tab/><text:tab/><text:tab/><text:tab/><text:tab/><text:span text:style-name="T6">[2]</text:span></text:p>
                  </text:list-item>
                </text:list>
              </text:list-item>
            </text:list>
            <text:list text:style-name="L4">
              <text:list-item>
                <text:p text:style-name="P5">Contrast a <text:span text:style-name="T4">header</text:span> file with an <text:span text:style-name="T4">implementation</text:span> file<text:span text:style-name="T6">[5]</text:span></text:p>
              </text:list-item>
            </text:list>
            <text:list text:style-name="L4">
              <text:list-item>
                <text:p text:style-name="P5">Convert <text:span text:style-name="T5">1001 1011</text:span> from binary to both <text:span text:style-name="T4">hexadecimal </text:span><text:span text:style-name="T7">and</text:span><text:span text:style-name="T4"> octal</text:span> (use Python form).<text:tab/><text:tab/><text:tab/><text:span text:style-name="T6">[5]</text:span></text:p>
              </text:list-item>
            </text:list>
            <text:list text:style-name="L4">
              <text:list-item>
                <text:p text:style-name="P5">If <text:span text:style-name="T5">chr(0101) == 'A'</text:span>, what is <text:span text:style-name="T4">chr(0112)</text:span>?<text:tab/><text:tab/><text:tab/><text:tab/><text:span text:style-name="T6">[3]</text:span></text:p>
              </text:list-item>
            </text:list>
            <text:list text:style-name="L4">
              <text:list-item>
                <text:p text:style-name="P5">Express <text:span text:style-name="T4">4Mb/sec</text:span> in <text:span text:style-name="T5">bytes/sec</text:span>. <text:span text:style-name="T8">(binary, not SI)</text:span><text:span text:style-name="T8"><text:tab/></text:span><text:span text:style-name="T8"><text:tab/></text:span><text:span text:style-name="T9">[3]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(you may express your answer in powers of 2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 ch7-8: answers #1(a), (b)</text:p>
          </draw:text-box>
        </draw:frame>
        <draw:frame presentation:style-name="pr5" draw:text-style-name="P5" draw:id="id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3" text:style-name="P5">In <text:span text:style-name="T4">C</text:span>, why should you always allocate <text:span text:style-name="T4">strings</text:span> (<text:span text:style-name="T5">arrays of char</text:span>) to be at least <text:span text:style-name="T4">one</text:span> char <text:span text:style-name="T4">longer</text:span> than the longest string you'll need to store?</text:p>
              </text:list-item>
            </text:list>
            <text:list text:style-name="L4">
              <text:list-item>
                <text:list>
                  <text:list-item>
                    <text:p text:id="id4" text:style-name="P6"><text:span text:style-name="T4">Store the null character terminating the string</text:span></text:p>
                  </text:list-item>
                </text:list>
              </text:list-item>
            </text:list>
            <text:list text:style-name="L4">
              <text:list-item>
                <text:p text:id="id5" text:style-name="P5">What could <text:span text:style-name="T4">happen</text:span> if you don't?</text:p>
              </text:list-item>
            </text:list>
            <text:list text:style-name="L4">
              <text:list-item>
                <text:list>
                  <text:list-item>
                    <text:p text:id="id6" text:style-name="P6"><text:span text:style-name="T4">Reading from the string might not stop at the end of the array; we may keep reading into junk memory elsewher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6 ch7-8: answers #2-5</text:p>
          </draw:text-box>
        </draw:frame>
        <draw:frame presentation:style-name="pr5" draw:text-style-name="P5" draw:id="id7" draw:layer="layout" svg:width="25.199cm" svg:height="14.565cm" svg:x="1.4cm" svg:y="4.507cm" presentation:class="outline" presentation:user-transformed="true">
          <draw:text-box>
            <text:list text:style-name="L4">
              <text:list-item>
                <text:p text:id="id8" text:style-name="P5">Contrast a <text:span text:style-name="T4">header</text:span> file with an <text:span text:style-name="T4">implementation</text:span> file</text:p>
              </text:list-item>
            </text:list>
            <text:list text:style-name="L4">
              <text:list-item>
                <text:list>
                  <text:list-item>
                    <text:p text:id="id9" text:style-name="P6"><text:span text:style-name="T4">Header</text:span>: public interface, no function bod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" text:style-name="P6"><text:span text:style-name="T4">Implementation</text:span>: contains bodies of functions</text:p>
                  </text:list-item>
                </text:list>
              </text:list-item>
            </text:list>
            <text:list text:style-name="L4">
              <text:list-item>
                <text:p text:id="id11" text:style-name="P5">Convert <text:span text:style-name="T5">1001 1011</text:span> from binary to both <text:span text:style-name="T4">hexadecimal </text:span><text:span text:style-name="T7">and</text:span><text:span text:style-name="T4"> octal</text:span> (use Python form).</text:p>
              </text:list-item>
            </text:list>
            <text:list text:style-name="L4">
              <text:list-item>
                <text:list>
                  <text:list-item>
                    <text:p text:id="id12" text:style-name="P6"><text:span text:style-name="T4">Hex: 0x9B; oct: 0233</text:span></text:p>
                  </text:list-item>
                </text:list>
              </text:list-item>
            </text:list>
            <text:list text:style-name="L4">
              <text:list-item>
                <text:p text:id="id13" text:style-name="P5">If <text:span text:style-name="T5">chr(0101) == 'A'</text:span>, what is <text:span text:style-name="T4">chr(0112)</text:span>?</text:p>
              </text:list-item>
            </text:list>
            <text:list text:style-name="L4">
              <text:list-item>
                <text:list>
                  <text:list-item>
                    <text:p text:id="id14" text:style-name="P6"><text:span text:style-name="T4">'J'</text:span></text:p>
                  </text:list-item>
                </text:list>
              </text:list-item>
            </text:list>
            <text:list text:style-name="L4">
              <text:list-item>
                <text:p text:id="id15" text:style-name="P5">Express <text:span text:style-name="T4">4Mb/sec</text:span> in <text:span text:style-name="T5">bytes/sec</text:span>. <text:span text:style-name="T8">(binary, not SI)</text:span></text:p>
              </text:list-item>
            </text:list>
            <text:list text:style-name="L4">
              <text:list-item>
                <text:list>
                  <text:list-item>
                    <text:p text:id="id16" text:style-name="P6"><text:span text:style-name="T4">2**19 bytes/sec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§9.0-9.6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Se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embersh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Un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Inters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if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ymmetric difference</text:span></text:p>
                  </text:list-item>
                </text:list>
              </text:list-item>
            </text:list>
            <text:list text:style-name="L4">
              <text:list-item>
                <text:p text:style-name="P5">Implementing sets in <text:span text:style-name="T4">Python</text:span></text:p>
              </text:list-item>
            </text:list>
            <text:list text:style-name="L4">
              <text:list-item>
                <text:p text:style-name="P5"><text:span text:style-name="T4">Bitse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: set() in Python</text:p>
          </draw:text-box>
        </draw:frame>
        <draw:frame presentation:style-name="pr5" draw:text-style-name="P5" draw:layer="layout" svg:width="25.199cm" svg:height="14.311cm" svg:x="1.4cm" svg:y="4.507cm" presentation:class="outline" presentation:user-transformed="true">
          <draw:text-box>
            <text:list text:style-name="L4">
              <text:list-item>
                <text:p text:style-name="P5">It turns out Python does have a built-in <text:span text:style-name="T4">set()</text:span> type:</text:p>
              </text:list-item>
            </text:list>
            <text:list text:style-name="L4">
              <text:list-item>
                <text:list>
                  <text:list-item>
                    <text:p text:style-name="P6">Use set(seq) to create a se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vowels = </text:span><text:span text:style-name="T4">set(</text:span><text:span text:style-name="T10">['a', 'e', 'i', 'o', 'u']</text:span><text:span text:style-name="T4">)</text:span><text:span text:style-name="T10"><text:tab/></text:span><text:span text:style-name="T11"># or just set('aeiou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myName = </text:span><text:span text:style-name="T4">set(</text:span><text:span text:style-name="T10">['s', 'e', 'a', 'n']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t operatio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vowels</text:span><text:span text:style-name="T4"> |</text:span><text:span text:style-name="T10"> myName</text:span><text:span text:style-name="T10"><text:tab/></text:span><text:span text:style-name="T10"><text:tab/></text:span><text:span text:style-name="T10"><text:tab/></text:span><text:span text:style-name="T11"># un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vowels </text:span><text:span text:style-name="T4">&amp;</text:span><text:span text:style-name="T10"> myName</text:span><text:span text:style-name="T10"><text:tab/></text:span><text:span text:style-name="T10"><text:tab/></text:span><text:span text:style-name="T10"><text:tab/></text:span><text:span text:style-name="T11"># interse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vowels </text:span><text:span text:style-name="T4">–</text:span><text:span text:style-name="T10"> myName</text:span><text:span text:style-name="T10"><text:tab/></text:span><text:span text:style-name="T10"><text:tab/></text:span><text:span text:style-name="T10"><text:tab/></text:span><text:span text:style-name="T11"># set differ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vowels </text:span><text:span text:style-name="T4">^</text:span><text:span text:style-name="T10"> myName</text:span><text:span text:style-name="T10"><text:tab/></text:span><text:span text:style-name="T10"><text:tab/></text:span><text:span text:style-name="T10"><text:tab/></text:span><text:span text:style-name="T11"># symmetric set differ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if vowels </text:span><text:span text:style-name="T4">&lt;=</text:span><text:span text:style-name="T10"> myName:</text:span><text:span text:style-name="T10"><text:tab/></text:span><text:span text:style-name="T11"># subs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Ref: </text:span><text:span text:style-name="T12"><text:a xlink:href="http://docs.python.org/lib/types-set.html">http://docs.python.org/lib/types-set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ay: Chapters 1-8 Review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Ch1: Problem-solv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2: Your first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3: Program 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4: Procedures/func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5: Arrays/lis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6: Library modu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7: Applic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8: Number bases and memory/storag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5" draw:layer="layout" svg:width="25.199cm" svg:height="14.601cm" svg:x="1.4cm" svg:y="4.507cm" presentation:class="outline" presentation:user-transformed="true">
          <draw:text-box>
            <text:list text:style-name="L4">
              <text:list-item>
                <text:p text:style-name="P5">Computing scientists as <text:span text:style-name="T4">toolsmiths</text:span></text:p>
              </text:list-item>
            </text:list>
            <text:list text:style-name="L4">
              <text:list-item>
                <text:p text:style-name="P5"><text:span text:style-name="T4">Top-down</text:span> vs. bottom-up; <text:span text:style-name="T4">WADES</text:span></text:p>
              </text:list-item>
            </text:list>
            <text:list text:style-name="L4">
              <text:list-item>
                <text:p text:style-name="P5">Client --&gt; Designer --&gt; Implementer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Requirements</text:span> doc, <text:span text:style-name="T4">Design</text:span> spec, Code</text:p>
                  </text:list-item>
                </text:list>
              </text:list-item>
            </text:list>
            <text:list text:style-name="L4">
              <text:list-item>
                <text:p text:style-name="P5">Design, <text:span text:style-name="T4">pseudocode</text:span>, documentation</text:p>
              </text:list-item>
            </text:list>
            <text:list text:style-name="L4">
              <text:list-item>
                <text:p text:style-name="P5">Abstract data <text:span text:style-name="T4">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tomic vs. compou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hat's the difference: </text:span><text:span text:style-name="T5">5, 5.0, '5', (5), {5}</text:span></text:p>
                  </text:list-item>
                </text:list>
              </text:list-item>
            </text:list>
            <text:list text:style-name="L4">
              <text:list-item>
                <text:p text:style-name="P5">5 <text:span text:style-name="T4">hardware</text:span> abstractions, 5 <text:span text:style-name="T4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2: A basic Python program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Components of a baby Python <text:span text:style-name="T4">program</text:span></text:p>
              </text:list-item>
            </text:list>
            <text:list text:style-name="L4">
              <text:list-item>
                <text:p text:style-name="P5"><text:span text:style-name="T4">Literals, identifiers</text:span> and <text:span text:style-name="T4">reserved</text:span> words <text:span text:style-name="T3">(examples?)</text:span></text:p>
              </text:list-item>
            </text:list>
            <text:list text:style-name="L4">
              <text:list-item>
                <text:p text:style-name="P5">Strings, <text:span text:style-name="T4">quoting</text:span>, newlines</text:p>
              </text:list-item>
            </text:list>
            <text:list text:style-name="L4">
              <text:list-item>
                <text:p text:style-name="P5"><text:span text:style-name="T4">Statically-typed</text:span> vs. <text:span text:style-name="T4">dynamically-typed</text:span></text:p>
              </text:list-item>
            </text:list>
            <text:list text:style-name="L4">
              <text:list-item>
                <text:p text:style-name="P5"><text:span text:style-name="T4">Declaring</text:span> and <text:span text:style-name="T4">initializing</text:span> variables</text:p>
              </text:list-item>
            </text:list>
            <text:list text:style-name="L4">
              <text:list-item>
                <text:p text:style-name="P5"><text:span text:style-name="T13">Keyboard </text:span><text:span text:style-name="T14">input: </text:span><text:span text:style-name="T15">input(), raw_input()</text:span></text:p>
              </text:list-item>
            </text:list>
            <text:list text:style-name="L4">
              <text:list-item>
                <text:p text:style-name="P5"><text:span text:style-name="T14">Expressions, operators, </text:span><text:span text:style-name="T16">and precedence rules</text:span></text:p>
              </text:list-item>
            </text:list>
            <text:list text:style-name="L4">
              <text:list-item>
                <text:p text:style-name="P5"><text:span text:style-name="T16">Formatted output: %d, %f, %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3: Basic Program Structure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7">Statement </text:span><text:span text:style-name="T4">sequences</text:span></text:p>
              </text:list-item>
            </text:list>
            <text:list text:style-name="L4">
              <text:list-item>
                <text:p text:style-name="P5"><text:span text:style-name="T4">Selection</text:span><text:span text:style-name="T7"> (if, else, elif)</text:span></text:p>
              </text:list-item>
            </text:list>
            <text:list text:style-name="L4">
              <text:list-item>
                <text:p text:style-name="P5"><text:span text:style-name="T7">Repetition/</text:span><text:span text:style-name="T4">loops</text:span><text:span text:style-name="T7"> (while, for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Top-of-loop vs. bottom-of-loop tes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Sentinel variab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continue, break, els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7">Sequence </text:span><text:span text:style-name="T4">concatenation</text:span><text:span text:style-name="T7"> (+) and </text:span><text:span text:style-name="T4">repetition</text:span><text:span text:style-name="T7"> (*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Works on strings, lists, tup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4: Function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Procedures</text:span> (functions, subroutines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o</text:span>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th <text:span text:style-name="T4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ormal </text:span><text:span text:style-name="T7">vs</text:span><text:span text:style-name="T4">. actual </text:span><text:span text:style-name="T7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co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lobal</text:span> variables (why not to use the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ll-by-<text:span text:style-name="T4">value</text:span> vs call-by-<text:span text:style-name="T4">re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Python is call-by-</text:span><text:span text:style-name="T4">object</text:span><text:span text:style-name="T7">, which is like</text:span><text:span text:style-name="T7"><text:line-break/></text:span><text:span text:style-name="T7">call-by-</text:span><text:span text:style-name="T4">value</text:span><text:span text:style-name="T7"> for </text:span><text:span text:style-name="T4">immutable</text:span><text:span text:style-name="T7"> types and</text:span><text:span text:style-name="T7"><text:line-break/></text:span><text:span text:style-name="T7">call-by-</text:span><text:span text:style-name="T4">reference</text:span><text:span text:style-name="T7"> for </text:span><text:span text:style-name="T4">mutable</text:span><text:span text:style-name="T7">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178cm" svg:x="1cm" svg:y="0.337cm" presentation:class="title" presentation:user-transformed="true">
          <draw:text-box>
            <text:p text:style-name="P1"><text:span text:style-name="T17">Ch5 (+Py ch8): Arrays and Lists</text:span>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Call stack, backtrace</text:p>
              </text:list-item>
            </text:list>
            <text:list text:style-name="L4">
              <text:list-item>
                <text:p text:style-name="P5">Python <text:span text:style-name="T4">lists</text:span> vs. M2/C <text:span text:style-name="T4">arrays</text:span></text:p>
              </text:list-item>
            </text:list>
            <text:list text:style-name="L4">
              <text:list-item>
                <text:p text:style-name="P5">Lists as function <text:span text:style-name="T4">parameters</text:span></text:p>
              </text:list-item>
            </text:list>
            <text:list text:style-name="L4">
              <text:list-item>
                <text:p text:style-name="P5"><text:span text:style-name="T4">Multidimensional</text:span> arrays/lists</text:p>
              </text:list-item>
            </text:list>
            <text:list text:style-name="L4">
              <text:list-item>
                <text:p text:style-name="P5"><text:span text:style-name="T4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embership</text:span> (<text:span text:style-name="T10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oncatenate</text:span> (<text:span text:style-name="T10">+</text:span>), <text:span text:style-name="T4">repeat</text:span> (<text:span text:style-name="T10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lete</text:span> (<text:span text:style-name="T10">del</text:span>), <text:span text:style-name="T4">slice</text:span> (<text:span text:style-name="T10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liasing</text:span> vs. <text:span text:style-name="T4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11" draw:layer="layout" svg:width="25.199cm" svg:height="14.673cm" svg:x="1.4cm" svg:y="4.507cm" presentation:class="outline" presentation:user-transformed="true">
          <draw:text-box>
            <text:list text:style-name="L4">
              <text:list-item>
                <text:p text:style-name="P5"><text:span text:style-name="T18">Atomic</text:span><text:span text:style-name="T19">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Numb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Integers (</text:span><text:span text:style-name="T20">int</text:span><text:span text:style-name="T19">, </text:span><text:span text:style-name="T20">long, bool</text:span><text:span text:style-name="T19">): </text:span><text:span text:style-name="T21">5</text:span><text:span text:style-name="T19">, </text:span><text:span text:style-name="T21">500000L</text:span><text:span text:style-name="T19">, </text:span><text:span text:style-name="T21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Reals (</text:span><text:span text:style-name="T20">float</text:span><text:span text:style-name="T19">) (only double-precision): </text:span><text:span text:style-name="T21">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Complex numbers (</text:span><text:span text:style-name="T20">complex</text:span><text:span text:style-name="T19">): </text:span><text:span text:style-name="T21">5+2j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9">Container (</text:span><text:span text:style-name="T18">aggregate</text:span><text:span text:style-name="T19">)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Im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Strings (</text:span><text:span text:style-name="T20">str</text:span><text:span text:style-name="T19">): </text:span><text:span text:style-name="T21">"Hello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Tuples (</text:span><text:span text:style-name="T20">tuple</text:span><text:span text:style-name="T19">):</text:span><text:span text:style-name="T19"><text:tab/></text:span><text:span text:style-name="T21">(2, 5.0, "hi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Lists (</text:span><text:span text:style-name="T20">list</text:span><text:span text:style-name="T19">):</text:span><text:span text:style-name="T19"><text:tab/></text:span><text:span text:style-name="T19"><text:tab/></text:span><text:span text:style-name="T21">[2, 5.0, "hi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9">Dictionaries (</text:span><text:span text:style-name="T20">dict</text:span><text:span text:style-name="T19">):</text:span><text:span text:style-name="T19"><text:tab/></text:span><text:span text:style-name="T21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6: Standard I/O and Librari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orking with <text:span text:style-name="T4">files</text:span>: file <text:span text:style-name="T4">objects</text:span>, <text:span text:style-name="T10">open()</text:span>, <text:span text:style-name="T10">close(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Input</text:span>: <text:span text:style-name="T10">read(), readline(), readlines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Output</text:span>: <text:span text:style-name="T10">write(), flush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 file <text:span text:style-name="T4">position</text:span> pointer: <text:span text:style-name="T10">seek(), tell(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Standard I/O</text:span> channels: <text:span text:style-name="T10">sys.stdin, stdout, stderr</text:span></text:p>
              </text:list-item>
            </text:list>
            <text:list text:style-name="L4">
              <text:list-item>
                <text:p text:style-name="P5">Python standard <text:span text:style-name="T4">math</text:span> library<text:line-break/></text:p>
              </text:list-item>
            </text:list>
            <text:list text:style-name="L4">
              <text:list-item>
                <text:p text:style-name="P5"><text:span text:style-name="T4">Libraries</text:span>: <text:span text:style-name="T4">interface</text:span> (<text:span text:style-name="T5">DEF</text:span>) vs <text:span text:style-name="T4">implementation</text:span> (<text:span text:style-name="T5">IMP</text:span>)</text:p>
              </text:list-item>
            </text:list>
            <text:list text:style-name="L4">
              <text:list-item>
                <text:p text:style-name="P5"><text:span text:style-name="T4">Accessor</text:span> (set/get) function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7: Application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Null</text:span><text:span text:style-name="T7">-terminated strings; </text:span><text:span text:style-name="T4">lexical</text:span><text:span text:style-name="T7"> sorting</text:span></text:p>
              </text:list-item>
            </text:list>
            <text:list text:style-name="L4">
              <text:list-item>
                <text:p text:style-name="P5"><text:span text:style-name="T4">fractions.py</text:span><text:span text:style-name="T7"> ADT library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Set/get functions to hide </text:span><text:span text:style-name="T5">tuple </text:span><text:span text:style-name="T7">implementation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substitution.py</text:span><text:span text:style-name="T7"> cipher library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How it works, encode/decod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pseudorandom.py</text:span><text:span text:style-name="T7"> RNG library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Seed, iterative proce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(Understand concepts enough to code i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Testing via histogra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8: Number bases and storag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Number <text:span text:style-name="T4">base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nary, hexadecimal</text:span> (0xBEEF), <text:span text:style-name="T4">octal</text:span> (0115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Bitwise</text:span> operators: <text:span text:style-name="T10">&amp;, |, ^, &lt;&lt;, &gt;&gt;</text:span></text:p>
              </text:list-item>
            </text:list>
            <text:list text:style-name="L4">
              <text:list-item>
                <text:p text:style-name="P5">Units of measure of <text:span text:style-name="T4">memory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Bits, nibbles, bytes, words, pages</text:span></text:p>
                  </text:list-item>
                </text:list>
              </text:list-item>
            </text:list>
            <text:list text:style-name="L4">
              <text:list-item>
                <text:p text:style-name="P5">Units of measure for <text:span text:style-name="T4">hard disk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/H/S</text:span> geometry</text:p>
                  </text:list-item>
                </text:list>
              </text:list-item>
            </text:list>
            <text:list text:style-name="L4">
              <text:list-item>
                <text:p text:style-name="P5">SI <text:span text:style-name="T4">units</text:span> vs binary units, <text:span text:style-name="T5">KB</text:span> vs. <text:span text:style-name="T5">Kb</text:span>, etc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2">Lab06</text:span><text:span text:style-name="T23"> due this week: ch7 choose on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#22: word sear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#32: pseudorandom plot (hint: try 'turtle'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#37: matrix libra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#43: secure encryption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3">CMPT140 </text:span><text:span text:style-name="T24">Final</text:span><text:span text:style-name="T23"> ch1-8 this Wed-Thu 25-26Oc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Everyone attend Thu class, even </text:span><text:span text:style-name="T22">141/143</text:span><text:span text:style-name="T23">!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3">Register for </text:span><text:span text:style-name="T22">CMPT145</text:span><text:span text:style-name="T23"> if you haven't already!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20T13:21:37</meta:creation-date>
    <dc:creator>Sean Ho</dc:creator>
    <dc:date>2006-10-23T13:43:09</dc:date>
    <dc:language>en-US</dc:language>
    <meta:editing-cycles>15</meta:editing-cycles>
    <meta:editing-duration>PT4H12M49S</meta:editing-duration>
    <meta:template xlink:type="simple" xlink:actuate="onRequest" xlink:role="template" xlink:href="../../../../../../Application%20Data/OpenOffice.org2/user/template/Sample%20Lecture.otp" xlink:title="Sample Lecture" meta:date="2006-10-20T13:21:37"/>
    <meta:user-defined meta:name="Info 1"/>
    <meta:user-defined meta:name="Info 2"/>
    <meta:user-defined meta:name="Info 3"/>
    <meta:user-defined meta:name="Info 4"/>
    <meta:document-statistic meta:object-count="226"/>
  </office:meta>
</office:document-meta>
</file>